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990000" style:font-name="Georgia" officeooo:rsid="00011f3d" officeooo:paragraph-rsid="00011f3d"/>
    </style:style>
    <style:style style:name="P2" style:family="paragraph" style:parent-style-name="Standard">
      <style:text-properties fo:color="#990000" style:font-name="Georgia" officeooo:rsid="00022b1b" officeooo:paragraph-rsid="00022b1b"/>
    </style:style>
    <style:style style:name="P3" style:family="paragraph" style:parent-style-name="Standard">
      <style:text-properties fo:color="#990000" style:font-name="Georgia" officeooo:rsid="0005def7" officeooo:paragraph-rsid="0005def7"/>
    </style:style>
    <style:style style:name="P4" style:family="paragraph" style:parent-style-name="Standard">
      <style:text-properties style:font-name="Georgia" officeooo:rsid="00011f3d" officeooo:paragraph-rsid="00011f3d"/>
    </style:style>
    <style:style style:name="P5" style:family="paragraph" style:parent-style-name="Standard">
      <style:text-properties style:font-name="Georgia" officeooo:rsid="00011f3d" officeooo:paragraph-rsid="000b89d4"/>
    </style:style>
    <style:style style:name="P6" style:family="paragraph" style:parent-style-name="Standard">
      <style:text-properties style:font-name="Georgia" officeooo:rsid="00011f3d" officeooo:paragraph-rsid="00022b1b"/>
    </style:style>
    <style:style style:name="P7" style:family="paragraph" style:parent-style-name="Standard">
      <style:text-properties style:font-name="Georgia" officeooo:rsid="0011b493" officeooo:paragraph-rsid="0011b493"/>
    </style:style>
    <style:style style:name="P8" style:family="paragraph" style:parent-style-name="Standard">
      <style:text-properties style:font-name="Georgia" fo:font-style="italic" officeooo:rsid="0011b493" officeooo:paragraph-rsid="0011b493" style:font-style-asian="italic" style:font-style-complex="italic"/>
    </style:style>
    <style:style style:name="P9" style:family="paragraph" style:parent-style-name="Standard">
      <style:text-properties style:font-name="Georgia" style:text-underline-style="solid" style:text-underline-type="double" style:text-underline-width="auto" style:text-underline-color="font-color" officeooo:rsid="00011f3d" officeooo:paragraph-rsid="00011f3d"/>
    </style:style>
    <style:style style:name="P10" style:family="paragraph" style:parent-style-name="Standard">
      <style:text-properties style:font-name="Georgia" officeooo:rsid="00022b1b" officeooo:paragraph-rsid="000d9b7a"/>
    </style:style>
    <style:style style:name="P11" style:family="paragraph" style:parent-style-name="Standard" style:list-style-name="L2">
      <style:text-properties style:font-name="Georgia" officeooo:rsid="00022b1b" officeooo:paragraph-rsid="000d9b7a"/>
    </style:style>
    <style:style style:name="P12" style:family="paragraph" style:parent-style-name="Standard" style:list-style-name="L3">
      <style:text-properties style:font-name="Georgia" officeooo:rsid="00022b1b" officeooo:paragraph-rsid="000d9b7a"/>
    </style:style>
    <style:style style:name="P13" style:family="paragraph" style:parent-style-name="Standard" style:list-style-name="L1">
      <style:text-properties style:font-name="Georgia" officeooo:rsid="000d9b7a" officeooo:paragraph-rsid="000d9b7a"/>
    </style:style>
    <style:style style:name="P14" style:family="paragraph" style:parent-style-name="Standard">
      <style:text-properties style:font-name="Georgia" officeooo:rsid="000d9b7a" officeooo:paragraph-rsid="000d9b7a"/>
    </style:style>
    <style:style style:name="P15" style:family="paragraph" style:parent-style-name="Standard" style:list-style-name="L3">
      <style:text-properties style:font-name="Georgia" officeooo:paragraph-rsid="000d9b7a"/>
    </style:style>
    <style:style style:name="P16" style:family="paragraph" style:parent-style-name="Standard">
      <style:text-properties style:font-name="Georgia" officeooo:rsid="00022b6c" officeooo:paragraph-rsid="00022b6c"/>
    </style:style>
    <style:style style:name="P17" style:family="paragraph" style:parent-style-name="Standard">
      <style:text-properties style:font-name="Georgia" officeooo:rsid="0003e143" officeooo:paragraph-rsid="0003e143"/>
    </style:style>
    <style:style style:name="P18" style:family="paragraph" style:parent-style-name="Standard">
      <style:text-properties style:font-name="Georgia" officeooo:rsid="0005def7" officeooo:paragraph-rsid="0005def7"/>
    </style:style>
    <style:style style:name="T1" style:family="text">
      <style:text-properties officeooo:rsid="00011f3d"/>
    </style:style>
    <style:style style:name="T2" style:family="text">
      <style:text-properties officeooo:rsid="00022b1b"/>
    </style:style>
    <style:style style:name="T3" style:family="text">
      <style:text-properties officeooo:rsid="0003e143"/>
    </style:style>
    <style:style style:name="T4" style:family="text">
      <style:text-properties officeooo:rsid="00077f4b"/>
    </style:style>
    <style:style style:name="T5" style:family="text">
      <style:text-properties officeooo:rsid="0009f6e3"/>
    </style:style>
    <style:style style:name="T6" style:family="text">
      <style:text-properties officeooo:rsid="000bfa7d"/>
    </style:style>
    <style:style style:name="T7" style:family="text">
      <style:text-properties officeooo:rsid="000d9b7a"/>
    </style:style>
    <style:style style:name="T8" style:family="text">
      <style:text-properties officeooo:rsid="000e18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span text:style-name="T5">ANSWERS TO QUESTIONS: BEFORE AND AFTER</text:span></text:p>
      <text:p text:style-name="P4"/>
      <text:p text:style-name="P4"/>
      <text:p text:style-name="P5"><text:tab/>Would the observer pattern be good pattern to use when implementing gameboard?</text:p>
      <text:p text:style-name="P1">Due Date 1: </text:p>
      <text:p text:style-name="P4">Yes, the following are examples where the observer pattern could be used. </text:p>
      <text:p text:style-name="P4">We will have a textDisplay Class which will handle printing to the screen. This <text:span text:style-name="T2">T</text:span>extdisplay class will print out each property and all it's printable attributes. When a property changes state, it will notify this text display class to print out the change in state. This is an example of using the observer pattern, where the text display cells are being notified to print out correct values when the state of a cell has been changed.</text:p>
      <text:p text:style-name="P4"/>
      <text:p text:style-name="P4">We will have a Board class which handles interactions with the board. This board class will have a linked list of properties. </text:p>
      <text:p text:style-name="P4">We will also implement a Property Class. Our properties will have an array that is the length of the number of players. The values in our array will be 1 or 0, which will be our 2 states. Either the player represented by the index is on the property (1) or not (0).</text:p>
      <text:p text:style-name="P4"/>
      <text:p text:style-name="P4">We can make properties be observers of adjacent properties to efficiently control player movement. When a player, named player x, needs to move n spaces, we will keep track of how many spaces they have already moved. The property player x is on after the roll will change state to not contain the player, and notify it's adjacent property to change state. This adjacent property now changed state to contain the player. If the player has not moved n spaces, it will change state again to remove the player from itself and notify the next property to contain the player. This will happen n times until player x has moved n spaces. This is another example of each property using the observer pattern to notify it's adjacent properties to change state. </text:p>
      <text:p text:style-name="P1"/>
      <text:p text:style-name="P1">Due Date 2:</text:p>
      <text:p text:style-name="P4">The implementation we gave specified the Text<text:span text:style-name="T6">D</text:span>isplay class as an observer of squares and players. Squares notified the Text<text:span text:style-name="T6">D</text:span>isplay to print them out with the correct number of improvements, and players notified the text display to print out correctly where they are. </text:p>
      <text:p text:style-name="P4"/>
      <text:p text:style-name="P4">Instead of using a linked list of properties, we implemented an array of properties. We did this because we know the total number of properties (40) and it was cleaner to access properties by index than it was to access via going through a linked list. Player movement was controlled by moving to the correct index in the properties array.</text:p>
      <text:p text:style-name="P7"/>
      <text:p text:style-name="P7">It was unecessary to include the array as specified on due date 1: </text:p>
      <text:p text:style-name="P8"><text:tab/>“<text:span text:style-name="T1">Our properties will have an array that is the length of the number of players. The values in <text:tab/>our array will be 1 or 0, which will be our 2 states. Either the player represented by the <text:tab/>index is on the property (1) or not (0)”</text:span></text:p>
      <text:p text:style-name="P7"><text:s/>because our players had pointers to their location. The player itself was being observed by the TextDisplay and so we could pass in the player's location's coordinates to notify the text display to remove a player and add a player. </text:p>
      <text:p text:style-name="P4"/>
      <text:p text:style-name="P4">Question: What could you do to ensure there are never more than 4 Roll Up the Rim cups? </text:p>
      <text:p text:style-name="P4"/>
      <text:p text:style-name="P1">Due Date 1: </text:p>
      <text:p text:style-name="P4">Keep a field called "numberRollUpRimCups" that keeps track of how many cups there are out. Do not give roll up rim cups if that number is 0.</text:p>
      <text:p text:style-name="P4"/>
      <text:p text:style-name="P4">Alternatively, you can make a singleton class called TimsCupdDspenser that returns 1 or <text:s/><text:soft-page-break/>when you call it to give you a Tims cup. Any time a <text:span text:style-name="T5">T</text:span>ims cup is used you would return it to the dispen<text:span text:style-name="T5">s</text:span>er. <text:s/></text:p>
      <text:p text:style-name="P4"/>
      <text:p text:style-name="P9"/>
      <text:p text:style-name="P1">Due Date 2:</text:p>
      <text:p text:style-name="P4">We created a class called “TCUP” which is the Tim's Cup Dispenser. This class keeps track of how many Tim's Cup's were on the board <text:span text:style-name="T2">at a time</text:span>. It has a private <text:span text:style-name="T2">integer </text:span>field named “numCups”, and void public functions giveCup(Player *) and returnCup(Player *). </text:p>
      <text:p text:style-name="P4"/>
      <text:p text:style-name="P6">giveCup(Player *): Gives a cup to a player if there is less than 4 cups out on the board(i.e. <text:span text:style-name="T2">increment</text:span> player's numCup's field and decrements it's own numCups field<text:span text:style-name="T2">) </text:span>and stop giving out cups when there are equal to 4 cups on the board. <text:span text:style-name="T2">(does not increment player's numCup's field and does not decrement it's own numCup's field.</text:span></text:p>
      <text:p text:style-name="P4">returnCup(Player *): Returns a cup to the board,( i.e. increments numCups field.)</text:p>
      <text:p text:style-name="P4"/>
      <text:p text:style-name="P10">As a design decision we did not make class “TCUP” a singleton <text:span text:style-name="T7">for the following reasons:</text:span></text:p>
      <text:list xml:id="list798033652065989542" text:style-name="L1">
        <text:list-item>
          <text:p text:style-name="P13">We would have 4 instances of the singleton “TCUP”, which clutters code significantly.</text:p>
        </text:list-item>
      </text:list>
      <text:list xml:id="list6827773852095608066" text:style-name="L2">
        <text:list-item>
          <text:p text:style-name="P11">There are additional functions that are required like, cleanup(), that would also need to be implemented, which reduces code readability.</text:p>
        </text:list-item>
        <text:list-item>
          <text:p text:style-name="P11">For scalability purposes we also decided the singleton design pattern was not ideal. If we needed more Tim's cups out on the board, we would have to create more instances of Tim's cups, which is much less clean than simply incrementing and decrementing a Tim's cup int field. </text:p>
        </text:list-item>
      </text:list>
      <text:p text:style-name="P14">However, on the flip side:</text:p>
      <text:list xml:id="list4285778954893329133" text:style-name="L3">
        <text:list-item>
          <text:p text:style-name="P12">This is at the cost of losing scalability in number of features we could add to the Tim's cups, however. Since if Tim's cups had other fields our implementation would not gracefully handle the change. </text:p>
          <text:p text:style-name="P15"/>
        </text:list-item>
      </text:list>
      <text:p text:style-name="P10">At the current stage of our implementation, however, it is not difficult to convert our implementation into a singleton design pattern, hence if given more functionality for Tim's cups, we would have used the singleton design pattern.<text:line-break/></text:p>
      <text:p text:style-name="P4">Question: Suppose we wanted to model SLC and Needles Hall more closely to Chance and Community Chest cards. Is there a suitable design pattern you could use? How would you use it?</text:p>
      <text:p text:style-name="P4"/>
      <text:p text:style-name="P2">Due Date 1:</text:p>
      <text:p text:style-name="P4">We could implement a doubly - linked list(or array) with pointers to community chest or chance cards. We will generate the cards when the game starts based on the probability table given. We will have a pointer to the top card. If a player lands on a square that requires a community chest, or chance card, they will take the top card, take the action, and that card will notify the card next to it to become the top card. This would be an example of the observer pattern, wherein the top card changes state to not be the top card, and the card underneath it changes state to be the top card.</text:p>
      <text:p text:style-name="P4"/>
      <text:p text:style-name="P4">In the array implementation, all subsequent cards will move forward one index in the array, and the old top card becomes the top card.</text:p>
      <text:p text:style-name="P4">In the doubly-linked list implementation, the top card observes the bottom card, and the card underneath it. Once the top card has been used, it notifies the card below it to become the top card, then it becomes the bottom card. This implementation mimics the observer pattern design pattern.</text:p>
      <text:p text:style-name="P4"/>
      <text:p text:style-name="P4"><text:soft-page-break/>Alternatively, you can define a card class who is a friend of the player class. Each specific type of card would be a child class of the card class and have its own action member that subjects the player to some action unique to the card type. You can then make a deck of these cards by making an array of card pointers and deallocating it with a random index. The probability distr<text:span text:style-name="T2">i</text:span>bution can be manipulated by filling the array with the desired number of pointers to the same card.</text:p>
      <text:p text:style-name="P4"/>
      <text:p text:style-name="P2">Due Date 2:</text:p>
      <text:p text:style-name="P16">We have implemented a deckBuilder class which manages <text:span text:style-name="T3">building the cards. The deckBuilder class builds an array of cards. The abstract Card is a class wherein SLC and NEEDLES HALL cards inherit from. The card class has a pointer to the board class. The board class is friends with all the squares and players, hence can access all their private properties. This allows the cards to freely move the player and make any transactions to a player. The cards are built like a set of real cards, meaning, we determine how many cards there would be based on the probabilities given on the table, and construct an array of that size. Using this we can mimic Monopoly's Community Chest and Chance cards. These cards have two functionalities; moving the player, and/or taking/giving them money. We can use the pointer to the board to allow the board to implement these functionalities. We randomly access the array every time a card is drawn.</text:span></text:p>
      <text:p text:style-name="P16"/>
      <text:p text:style-name="P17">A doubly-linked list with an observer pattern was not an ideal implementation, as it was an over-complication of the problem at hand. Implementing such a design ha<text:span text:style-name="T8">d</text:span> no real benefits. </text:p>
      <text:p text:style-name="P6"/>
      <text:p text:style-name="P4">Question: Can the decorator pattern be used to generalize improvements.</text:p>
      <text:p text:style-name="P4"/>
      <text:p text:style-name="P3">Due Date 1:</text:p>
      <text:p text:style-name="P4">Yes improvement classes which inherit from the property class and decorate properties can be made. Each improvement would have a pointer to the next property, a name, a pointer to a function that takes in and returns an int, and a getTuition method that calls the getTuition method on the next property then applies function to it and returns the result. The function in question would be specific to each property object.</text:p>
      <text:p text:style-name="P4"/>
      <text:p text:style-name="P3">Due Date 2:</text:p>
      <text:p text:style-name="P18">Yes we still believe we can use the decorator pattern to generalize improvements. </text:p>
      <text:p text:style-name="P18">If there is more than one type of improvement that can be made, for example, installing windows or new floors, we could have an abstract decorator class and concrete decorator classes, sep<text:span text:style-name="T4">a</text:span>rately “Floors” improvement, or “Windows” improvement. Then, decorate an academic property w<text:span text:style-name="T4">ith</text:span> these decorator classes, <text:span text:style-name="T4">as done in assignment 4.</text:span></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21:51:54.485149407</meta:creation-date>
    <dc:date>2015-04-06T15:29:32.210897325</dc:date>
    <meta:editing-duration>PT1H16M41S</meta:editing-duration>
    <meta:editing-cycles>14</meta:editing-cycles>
    <meta:generator>LibreOffice/4.2.3.3$Linux_X86_64 LibreOffice_project/420m0$Build-3</meta:generator>
    <meta:document-statistic meta:table-count="0" meta:image-count="0" meta:object-count="0" meta:page-count="3" meta:paragraph-count="45" meta:word-count="1558" meta:character-count="8844" meta:non-whitespace-character-count="7309"/>
  </office:meta>
</office:document-meta>
</file>